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relation-weights" table:style-name="ta1">
        <table:shapes>
          <draw:frame draw:z-index="0" draw:style-name="gr1" draw:text-style-name="P1" svg:width="6.7303in" svg:height="3.5441in" svg:x="3.6217in" svg:y="1.0252in">
            <draw:object draw:notify-on-update-of-ranges="'correlation-weights'.A1:'correlation-weights'.A9 'correlation-weights'.B1:'correlation-weights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-2-3-4</text:p>
          </table:table-cell>
          <table:table-cell office:value-type="float" office:value="0.244804397292957" calcext:value-type="float">
            <text:p>0.244804397292957</text:p>
          </table:table-cell>
        </table:table-row>
        <table:table-row table:style-name="ro1">
          <table:table-cell office:value-type="string" calcext:value-type="string">
            <text:p>2-3-4-5</text:p>
          </table:table-cell>
          <table:table-cell office:value-type="float" office:value="0.415433003265447" calcext:value-type="float">
            <text:p>0.415433003265447</text:p>
          </table:table-cell>
        </table:table-row>
        <table:table-row table:style-name="ro1">
          <table:table-cell office:value-type="string" calcext:value-type="string">
            <text:p>2-5-7-10</text:p>
          </table:table-cell>
          <table:table-cell office:value-type="float" office:value="0.79868228856446" calcext:value-type="float">
            <text:p>0.79868228856446</text:p>
          </table:table-cell>
        </table:table-row>
        <table:table-row table:style-name="ro1">
          <table:table-cell office:value-type="string" calcext:value-type="string">
            <text:p>3-6-9-12</text:p>
          </table:table-cell>
          <table:table-cell office:value-type="float" office:value="0.843639254073673" calcext:value-type="float">
            <text:p>0.843639254073673</text:p>
          </table:table-cell>
        </table:table-row>
        <table:table-row table:style-name="ro1">
          <table:table-cell office:value-type="string" calcext:value-type="string">
            <text:p>5-10-15-20</text:p>
          </table:table-cell>
          <table:table-cell office:value-type="float" office:value="0.926071980873226" calcext:value-type="float">
            <text:p>0.926071980873226</text:p>
          </table:table-cell>
        </table:table-row>
        <table:table-row table:style-name="ro1">
          <table:table-cell office:value-type="string" calcext:value-type="string">
            <text:p>10-20-30-40</text:p>
          </table:table-cell>
          <table:table-cell office:value-type="float" office:value="0.990606659436437" calcext:value-type="float">
            <text:p>0.990606659436437</text:p>
          </table:table-cell>
        </table:table-row>
        <table:table-row table:style-name="ro1">
          <table:table-cell office:value-type="string" calcext:value-type="string">
            <text:p>25-50-75-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-100-200-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0-500-750-1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3:14:33.256203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3:15:46.330266747</dc:date>
    <dc:creator>Sven Peldszus</dc:creator>
    <meta:editing-duration>PT3H28M34S</meta:editing-duration>
    <meta:editing-cycles>4</meta:editing-cycles>
    <meta:generator>LibreOffice/6.4.7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96cm" svg:height="9.003cm" xlink:href=".." xlink:type="simple" chart:class="chart:bar" chart:style-name="ch1">
        <chart:plot-area chart:style-name="ch2" table:cell-range-address="'correlation-weights'.A1:'correlation-weights'.B9" chart:data-source-has-labels="column" svg:x="0.687cm" svg:y="-0.028cm" svg:width="16.301cm" svg:height="8.736cm">
          <chartooo:coordinate-region svg:x="1.414cm" svg:y="0.171cm" svg:width="15.574cm" svg:height="6.079cm"/>
          <chart:axis chart:dimension="x" chart:name="primary-x" chart:style-name="ch3" chartooo:axis-type="auto">
            <chartooo:date-scale/>
            <chart:title svg:x="4.288cm" svg:y="8.394cm" chart:style-name="ch4">
              <text:p>Quality model weights (LOW-MEDIUM-HIGH-ESSENTIAL)</text:p>
            </chart:title>
            <chart:categories table:cell-range-address="'correlation-weights'.A1:'correlation-weights'.A9"/>
          </chart:axis>
          <chart:axis chart:dimension="y" chart:name="primary-y" chart:style-name="ch5">
            <chart:title svg:x="0.001cm" svg:y="6.217cm" chart:style-name="ch6">
              <text:p>correlation coefficient R</text:p>
            </chart:title>
            <chart:grid chart:style-name="ch7" chart:class="major"/>
          </chart:axis>
          <chart:series chart:style-name="ch8" chart:values-cell-range-address="'correlation-weights'.B1:'correlation-weights'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-2-3-4</text:p>
                <draw:g>
                  <svg:desc>'correlation-weights'.A1:'correlation-weights'.A9</svg:desc>
                </draw:g>
              </table:table-cell>
              <table:table-cell office:value-type="float" office:value="0.244804397292957">
                <text:p>0.244804397292957</text:p>
                <draw:g>
                  <svg:desc>'correlation-weights'.B1:'correlation-weights'.B9</svg:desc>
                </draw:g>
              </table:table-cell>
            </table:table-row>
            <table:table-row>
              <table:table-cell office:value-type="string">
                <text:p>2-3-4-5</text:p>
              </table:table-cell>
              <table:table-cell office:value-type="float" office:value="0.415433003265447">
                <text:p>0.415433003265447</text:p>
              </table:table-cell>
            </table:table-row>
            <table:table-row>
              <table:table-cell office:value-type="string">
                <text:p>2-5-7-10</text:p>
              </table:table-cell>
              <table:table-cell office:value-type="float" office:value="0.79868228856446">
                <text:p>0.79868228856446</text:p>
              </table:table-cell>
            </table:table-row>
            <table:table-row>
              <table:table-cell office:value-type="string">
                <text:p>3-6-9-12</text:p>
              </table:table-cell>
              <table:table-cell office:value-type="float" office:value="0.843639254073673">
                <text:p>0.843639254073673</text:p>
              </table:table-cell>
            </table:table-row>
            <table:table-row>
              <table:table-cell office:value-type="string">
                <text:p>5-10-15-20</text:p>
              </table:table-cell>
              <table:table-cell office:value-type="float" office:value="0.926071980873226">
                <text:p>0.926071980873226</text:p>
              </table:table-cell>
            </table:table-row>
            <table:table-row>
              <table:table-cell office:value-type="string">
                <text:p>10-20-30-40</text:p>
              </table:table-cell>
              <table:table-cell office:value-type="float" office:value="0.990606659436437">
                <text:p>0.990606659436437</text:p>
              </table:table-cell>
            </table:table-row>
            <table:table-row>
              <table:table-cell office:value-type="string">
                <text:p>25-50-75-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-100-200-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-500-750-1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